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38cm" fo:min-width="1.3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1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8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9cm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438cm" fo:min-width="1.35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2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7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394cm" fo:min-width="1.43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42cm" fo:min-width="1.508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434cm" fo:min-width="1.547cm"/>
    </style:style>
    <style:style style:name="gr14" style:family="graphic" style:parent-style-name="standard">
      <style:graphic-properties svg:stroke-color="#000000" draw:textarea-vertical-align="middle"/>
    </style:style>
    <style:style style:name="gr15" style:family="graphic" style:parent-style-name="objectwithoutfill">
      <style:graphic-properties svg:stroke-color="#000000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475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456cm" fo:min-width="2.206cm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64cm" fo:min-width="1.856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objectwithoutfill">
      <style:graphic-properties svg:stroke-color="#000000" draw:fill="solid" draw:fill-color="#000000" draw:textarea-vertical-align="middle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/>
    </style:style>
    <style:style style:name="P3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2pt" style:font-size-asian="18pt" style:font-size-complex="18pt"/>
    </style:style>
    <style:style style:name="P6" style:family="paragraph">
      <loext:graphic-properties draw:fill="solid"/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3cm" svg:height="1cm" svg:x="10cm" svg:y="4cm">
          <text:p text:style-name="P1"><text:span text:style-name="T1">a, b, 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2" draw:id="id2" draw:layer="layout" svg:width="3.2cm" svg:height="1cm" svg:x="9.9cm" svg:y="5.683cm">
          <text:p text:style-name="P1"><text:span text:style-name="T2">a=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2" draw:id="id12" draw:layer="layout" svg:width="3cm" svg:height="1cm" svg:x="5.132cm" svg:y="7cm">
          <text:p text:style-name="P1"><text:span text:style-name="T2">b=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13" draw:id="id13" draw:layer="layout" svg:width="2.7cm" svg:height="1cm" svg:x="3.2cm" svg:y="9cm">
          <text:p text:style-name="P1"><text:span text:style-name="T2">c=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4" xml:id="id15" draw:id="id15" draw:layer="layout" svg:width="3cm" svg:height="1cm" svg:x="4.6cm" svg:y="11cm">
          <text:p text:style-name="P1"><text:span text:style-name="T3">Нет</text:span></text:p>
          <text:p text:style-name="P1"><text:span text:style-name="T3">решений</text:span></text:p>
          <draw:enhanced-geometry svg:viewBox="0 0 21600 21600" draw:glue-points="?f6 0 10800 ?f8 ?f11 10800 ?f9 21600 10800 ?f10 ?f5 10800" draw:text-areas="?f3 ?f3 ?f4 ?f4" draw:type="parallelogram" draw:modifiers="3440.4531822725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3" xml:id="id4" draw:id="id4" draw:layer="layout" svg:width="2.4cm" svg:height="1cm" svg:x="7.6cm" svg:y="9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553cm" svg:height="1.003cm" svg:x="8.1cm" svg:y="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7" draw:text-style-name="P3" xml:id="id3" draw:id="id3" draw:layer="layout" svg:width="2.7cm" svg:height="1cm" svg:x="7.5cm" svg:y="11cm">
          <text:p text:style-name="P1"><text:span text:style-name="T2"/></text:p>
          <draw:enhanced-geometry svg:viewBox="0 0 21600 21600" draw:glue-points="?f6 0 10800 ?f8 ?f11 10800 ?f9 21600 10800 ?f10 ?f5 10800" draw:text-areas="?f3 ?f3 ?f4 ?f4" draw:type="parallelogram" draw:modifiers="3903.1141868512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3" xml:id="id5" draw:id="id5" draw:layer="layout" svg:width="3cm" svg:height="1cm" svg:x="13cm" svg:y="7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.588cm" svg:height="0.528cm" svg:x="13.2cm" svg:y="7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" draw:text-style-name="P3" xml:id="id6" draw:id="id6" draw:layer="layout" svg:width="3cm" svg:height="1cm" svg:x="13cm" svg:y="9cm">
          <text:p text:style-name="P1"><text:span text:style-name="T2">D&gt;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3" xml:id="id8" draw:id="id8" draw:layer="layout" svg:width="3cm" svg:height="1cm" svg:x="10cm" svg:y="12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.462cm" svg:height="1.037cm" svg:x="10.2cm" svg:y="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3" draw:text-style-name="P3" xml:id="id16" draw:id="id16" draw:layer="layout" svg:width="3cm" svg:height="1cm" svg:x="14.8cm" svg:y="11.1cm">
          <text:p text:style-name="P1"><text:span text:style-name="T2">D=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3" draw:layer="layout" svg:width="2.7cm" svg:height="1cm" svg:x="13.3cm" svg:y="13cm">
          <text:p/>
          <draw:enhanced-geometry svg:viewBox="0 0 21600 21600" draw:type="rectangle" draw:enhanced-path="M 0 0 L 21600 0 21600 21600 0 21600 0 0 Z N"/>
        </draw:custom-shape>
        <draw:frame draw:style-name="gr6" draw:text-style-name="P1" xml:id="id17" draw:id="id17" draw:layer="layout" svg:width="1.599cm" svg:height="1.003cm" svg:x="13.7cm" svg:y="12.99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10" draw:text-style-name="P3" xml:id="id9" draw:id="id9" draw:layer="layout" svg:width="3.2cm" svg:height="1cm" draw:transform="skewX (0.00401425727958696) rotate (0.00401425727958696) translate (16.5cm 13.0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xml:id="id18" draw:id="id18" draw:layer="layout" svg:width="3.184cm" svg:height="1.037cm" svg:x="16.516cm" svg:y="1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11" draw:text-style-name="P3" xml:id="id7" draw:id="id7" draw:layer="layout" svg:width="3cm" svg:height="1cm" svg:x="10cm" svg:y="16cm">
          <text:p text:style-name="P1"><text:span text:style-name="T2"/></text:p>
          <draw:enhanced-geometry svg:viewBox="0 0 21600 21600" draw:glue-points="?f6 0 10800 ?f8 ?f11 10800 ?f9 21600 10800 ?f10 ?f5 10800" draw:text-areas="?f3 ?f3 ?f4 ?f4" draw:type="parallelogram" draw:modifiers="5051.8740629685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3" draw:layer="layout" svg:width="3cm" svg:height="1cm" svg:x="13.1cm" svg:y="16cm">
          <text:p/>
          <draw:enhanced-geometry svg:viewBox="0 0 21600 21600" draw:glue-points="?f6 0 10800 ?f8 ?f11 10800 ?f9 21600 10800 ?f10 ?f5 10800" draw:text-areas="?f3 ?f3 ?f4 ?f4" draw:type="parallelogram" draw:modifiers="4371.8140929535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3" xml:id="id11" draw:id="id11" draw:layer="layout" svg:width="2.989cm" svg:height="1cm" svg:x="16.7cm" svg:y="16cm">
          <text:p text:style-name="P1"><text:span text:style-name="T2"/></text:p>
          <draw:enhanced-geometry svg:viewBox="0 0 21600 21600" draw:glue-points="?f6 0 10800 ?f8 ?f11 10800 ?f9 21600 10800 ?f10 ?f5 10800" draw:text-areas="?f3 ?f3 ?f4 ?f4" draw:type="parallelogram" draw:modifiers="3983.208395802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4" draw:text-style-name="P5" draw:layer="layout" svg:x1="11.5cm" svg:y1="2.988cm" svg:x2="11.5cm" svg:y2="4cm" draw:end-shape="id1" draw:end-glue-point="5" svg:d="M11500 2988v1012" svg:viewBox="0 0 1 1013">
          <text:p/>
        </draw:connector>
        <draw:connector draw:style-name="gr14" draw:text-style-name="P5" draw:layer="layout" svg:x1="11.5cm" svg:y1="5cm" svg:x2="11.5cm" svg:y2="5.683cm" draw:start-shape="id1" draw:start-glue-point="8" draw:end-shape="id2" draw:end-glue-point="4" svg:d="M11500 5000v683" svg:viewBox="0 0 1 684">
          <text:p/>
        </draw:connector>
        <draw:connector draw:style-name="gr14" draw:text-style-name="P5" draw:layer="layout" draw:line-skew="0.5cm" svg:x1="8.85cm" svg:y1="11cm" svg:x2="8.8cm" svg:y2="10cm" draw:start-shape="id3" draw:start-glue-point="5" draw:end-shape="id4" draw:end-glue-point="2" svg:d="M8850 11000h-50v-1000" svg:viewBox="0 0 51 1001">
          <text:p/>
        </draw:connector>
        <draw:connector draw:style-name="gr14" draw:text-style-name="P5" draw:layer="layout" svg:x1="14.5cm" svg:y1="8cm" svg:x2="14.5cm" svg:y2="9cm" draw:start-shape="id5" draw:start-glue-point="2" draw:end-shape="id6" draw:end-glue-point="4" svg:d="M14500 8000v1000" svg:viewBox="0 0 1 1001">
          <text:p/>
        </draw:connector>
        <draw:connector draw:style-name="gr14" draw:text-style-name="P5" draw:layer="layout" svg:x1="11.5cm" svg:y1="16cm" svg:x2="11.5cm" svg:y2="13cm" draw:start-shape="id7" draw:start-glue-point="5" draw:end-shape="id8" draw:end-glue-point="2" svg:d="M11500 16000v-3000" svg:viewBox="0 0 1 3001">
          <text:p/>
        </draw:connector>
        <draw:connector draw:style-name="gr14" draw:text-style-name="P5" draw:layer="layout" svg:x1="11.5cm" svg:y1="17cm" svg:x2="11.5cm" svg:y2="21cm" draw:start-shape="id7" draw:start-glue-point="8" svg:d="M11500 17000v4000" svg:viewBox="0 0 1 4001">
          <text:p/>
        </draw:connector>
        <draw:line draw:style-name="gr15" draw:text-style-name="P6" draw:layer="layout" svg:x1="14.5cm" svg:y1="17cm" svg:x2="14.5cm" svg:y2="19.8cm">
          <text:p/>
        </draw:line>
        <draw:line draw:style-name="gr15" draw:text-style-name="P6" xml:id="id19" draw:id="id19" draw:layer="layout" svg:x1="18cm" svg:y1="17cm" svg:x2="18cm" svg:y2="19.8cm">
          <text:p/>
        </draw:line>
        <draw:line draw:style-name="gr15" draw:text-style-name="P6" draw:layer="layout" svg:x1="6.1cm" svg:y1="12cm" svg:x2="6cm" svg:y2="20.5cm">
          <text:p/>
        </draw:line>
        <draw:line draw:style-name="gr15" draw:text-style-name="P6" draw:layer="layout" svg:x1="8.8cm" svg:y1="12cm" svg:x2="8.8cm" svg:y2="20.5cm">
          <text:p/>
        </draw:line>
        <draw:line draw:style-name="gr15" draw:text-style-name="P6" draw:layer="layout" svg:x1="3cm" svg:y1="12cm" svg:x2="3cm" svg:y2="20.5cm">
          <text:p/>
        </draw:line>
        <draw:line draw:style-name="gr15" draw:text-style-name="P6" xml:id="id20" draw:id="id20" draw:layer="layout" svg:x1="11.5cm" svg:y1="20.5cm" svg:x2="3.1cm" svg:y2="20.5cm">
          <text:p/>
        </draw:line>
        <draw:frame draw:style-name="gr16" draw:text-style-name="P7" draw:layer="layout" svg:width="1cm" svg:height="0.725cm" svg:x="8.8cm" svg:y="5.426cm">
          <draw:text-box>
            <text:p><text:span text:style-name="T4">да</text:span></text:p>
          </draw:text-box>
        </draw:frame>
        <draw:frame draw:style-name="gr16" draw:text-style-name="P7" draw:layer="layout" svg:width="1cm" svg:height="0.725cm" svg:x="4.8cm" svg:y="6.801cm">
          <draw:text-box>
            <text:p><text:span text:style-name="T4">да</text:span></text:p>
          </draw:text-box>
        </draw:frame>
        <draw:frame draw:style-name="gr16" draw:text-style-name="P7" draw:layer="layout" svg:width="1cm" svg:height="0.725cm" svg:x="2.7cm" svg:y="8.775cm">
          <draw:text-box>
            <text:p><text:span text:style-name="T4">да</text:span></text:p>
          </draw:text-box>
        </draw:frame>
        <draw:frame draw:style-name="gr16" draw:text-style-name="P7" draw:layer="layout" svg:width="1cm" svg:height="0.725cm" svg:x="12.2cm" svg:y="8.803cm">
          <draw:text-box>
            <text:p><text:span text:style-name="T4">да</text:span></text:p>
          </draw:text-box>
        </draw:frame>
        <draw:frame draw:style-name="gr16" draw:text-style-name="P7" draw:layer="layout" svg:width="1cm" svg:height="0.725cm" svg:x="14.5cm" svg:y="10.804cm">
          <draw:text-box>
            <text:p><text:span text:style-name="T4">да</text:span></text:p>
          </draw:text-box>
        </draw:frame>
        <draw:frame draw:style-name="gr16" draw:text-style-name="P7" draw:layer="layout" svg:width="1.2cm" svg:height="0.725cm" svg:x="12.9cm" svg:y="5.4cm">
          <draw:text-box>
            <text:p><text:span text:style-name="T4">нет</text:span></text:p>
          </draw:text-box>
        </draw:frame>
        <draw:frame draw:style-name="gr16" draw:text-style-name="P7" draw:layer="layout" svg:width="1.2cm" svg:height="0.725cm" svg:x="7.4cm" svg:y="6.805cm">
          <draw:text-box>
            <text:p><text:span text:style-name="T4">нет</text:span></text:p>
          </draw:text-box>
        </draw:frame>
        <draw:frame draw:style-name="gr16" draw:text-style-name="P7" draw:layer="layout" svg:width="1.2cm" svg:height="0.725cm" svg:x="5.5cm" svg:y="8.9cm">
          <draw:text-box>
            <text:p><text:span text:style-name="T4">нет</text:span></text:p>
          </draw:text-box>
        </draw:frame>
        <draw:frame draw:style-name="gr16" draw:text-style-name="P7" draw:layer="layout" svg:width="1.2cm" svg:height="0.725cm" svg:x="15.4cm" svg:y="8.8cm">
          <draw:text-box>
            <text:p><text:span text:style-name="T4">нет</text:span></text:p>
          </draw:text-box>
        </draw:frame>
        <draw:frame draw:style-name="gr16" draw:text-style-name="P7" draw:layer="layout" svg:width="1.2cm" svg:height="0.725cm" svg:x="17.1cm" svg:y="10.805cm">
          <draw:text-box>
            <text:p><text:span text:style-name="T4">нет</text:span></text:p>
          </draw:text-box>
        </draw:frame>
        <draw:frame draw:style-name="gr6" draw:text-style-name="P1" draw:layer="layout" svg:width="1.129cm" svg:height="0.53cm" svg:x="10.971cm" svg:y="16.2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6" draw:text-style-name="P1" draw:layer="layout" svg:width="0.572cm" svg:height="0.53cm" svg:x="14.328cm" svg:y="16.2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" draw:text-style-name="P1" draw:layer="layout" svg:width="1.147cm" svg:height="0.53cm" svg:x="17.6cm" svg:y="16.2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ustom-shape draw:style-name="gr8" draw:text-style-name="P3" draw:layer="layout" svg:width="3cm" svg:height="1cm" svg:x="10cm" svg:y="14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.531cm" svg:height="1.037cm" svg:x="10.2cm" svg:y="1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10" draw:text-style-name="P3" xml:id="id10" draw:id="id10" draw:layer="layout" svg:width="3.2cm" svg:height="1cm" svg:x="16.5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3.232cm" svg:height="1.037cm" svg:x="16.468cm" svg:y="14.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17" draw:text-style-name="P3" draw:layer="layout" svg:width="3cm" svg:height="1cm" svg:x="10cm" svg:y="2cm">
          <text:p text:style-name="P1"><text:span text:style-name="T2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3" draw:layer="layout" svg:width="3cm" svg:height="1cm" svg:x="10cm" svg:y="21.001cm">
          <text:p text:style-name="P1"><text:span text:style-name="T2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5" draw:layer="layout" svg:x1="18.1cm" svg:y1="14.007cm" svg:x2="18.1cm" svg:y2="14.5cm" draw:start-shape="id9" draw:start-glue-point="2" draw:end-shape="id10" draw:end-glue-point="0" svg:d="M18100 14007v493" svg:viewBox="0 0 1 494">
          <text:p/>
        </draw:connector>
        <draw:connector draw:style-name="gr14" draw:text-style-name="P5" draw:layer="layout" draw:line-skew="0.25cm" svg:x1="18.1cm" svg:y1="15.5cm" svg:x2="18.195cm" svg:y2="16cm" draw:start-shape="id10" draw:start-glue-point="2" draw:end-shape="id11" draw:end-glue-point="5" svg:d="M18100 15500v500h95" svg:viewBox="0 0 96 501">
          <text:p/>
        </draw:connector>
        <draw:frame draw:style-name="gr6" draw:text-style-name="P1" draw:layer="layout" svg:width="0.572cm" svg:height="0.53cm" svg:x="8.6cm" svg:y="11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18" draw:text-style-name="P9" xml:id="id14" draw:id="id14" draw:layer="layout" svg:width="3.3cm" svg:height="1cm" svg:x="1.2cm" svg:y="11cm">
          <text:p text:style-name="P8"><text:span text:style-name="T5">Решение -</text:span></text:p>
          <text:p text:style-name="P8"><text:span text:style-name="T5">любое число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3225.9315358982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9" draw:text-style-name="P10" draw:layer="layout" svg:x1="14.5cm" svg:y1="16cm" svg:x2="14.5cm" svg:y2="14cm">
          <text:p/>
        </draw:line>
        <draw:connector draw:style-name="gr20" draw:text-style-name="P1" draw:layer="layout" svg:x1="9.9cm" svg:y1="6.183cm" svg:x2="6.632cm" svg:y2="7cm" draw:start-shape="id2" draw:start-glue-point="5" draw:end-shape="id12" draw:end-glue-point="4" svg:d="M9900 6183h-3268v817" svg:viewBox="0 0 3269 818">
          <text:p/>
        </draw:connector>
        <draw:connector draw:style-name="gr20" draw:text-style-name="P1" draw:layer="layout" svg:x1="13.1cm" svg:y1="6.183cm" svg:x2="14.5cm" svg:y2="7cm" draw:start-shape="id2" draw:start-glue-point="7" draw:end-shape="id5" draw:end-glue-point="0" svg:d="M13100 6183h1400v817" svg:viewBox="0 0 1401 818">
          <text:p/>
        </draw:connector>
        <draw:connector draw:style-name="gr20" draw:text-style-name="P1" draw:layer="layout" svg:x1="4.55cm" svg:y1="9cm" svg:x2="5.132cm" svg:y2="7.5cm" draw:start-shape="id13" draw:start-glue-point="4" draw:end-shape="id12" svg:d="M4550 9000v-1500h582" svg:viewBox="0 0 583 1501">
          <text:p/>
        </draw:connector>
        <draw:connector draw:style-name="gr20" draw:text-style-name="P1" draw:layer="layout" svg:x1="2.85cm" svg:y1="11cm" svg:x2="3.2cm" svg:y2="9.5cm" draw:start-shape="id14" draw:start-glue-point="5" draw:end-shape="id13" svg:d="M2850 11000v-1500h350" svg:viewBox="0 0 351 1501">
          <text:p/>
        </draw:connector>
        <draw:connector draw:style-name="gr20" draw:text-style-name="P1" draw:layer="layout" svg:x1="6.1cm" svg:y1="11cm" svg:x2="5.9cm" svg:y2="9.5cm" draw:start-shape="id15" draw:start-glue-point="5" draw:end-shape="id13" svg:d="M6100 11000v-1500h-200" svg:viewBox="0 0 201 1501">
          <text:p/>
        </draw:connector>
        <draw:connector draw:style-name="gr20" draw:text-style-name="P1" draw:layer="layout" svg:x1="8.8cm" svg:y1="9cm" svg:x2="8.132cm" svg:y2="7.5cm" draw:start-shape="id4" draw:end-shape="id12" svg:d="M8800 9000v-1500h-668" svg:viewBox="0 0 669 1501">
          <text:p/>
        </draw:connector>
        <draw:connector draw:style-name="gr20" draw:text-style-name="P1" draw:layer="layout" svg:x1="11.5cm" svg:y1="12cm" svg:x2="14.5cm" svg:y2="10cm" draw:start-shape="id8" draw:end-shape="id6" svg:d="M11500 12000v-999h3000v-1001" svg:viewBox="0 0 3001 2001">
          <text:p/>
        </draw:connector>
        <draw:connector draw:style-name="gr20" draw:text-style-name="P1" draw:layer="layout" svg:x1="16.3cm" svg:y1="11.1cm" svg:x2="14.5cm" svg:y2="10cm" draw:start-shape="id16" draw:end-shape="id6" svg:d="M16300 11100v-549h-1800v-551" svg:viewBox="0 0 1801 1101">
          <text:p/>
        </draw:connector>
        <draw:connector draw:style-name="gr20" draw:text-style-name="P1" draw:layer="layout" svg:x1="14.499cm" svg:y1="12.997cm" svg:x2="14.8cm" svg:y2="11.6cm" draw:start-shape="id17" draw:start-glue-point="0" draw:end-shape="id16" draw:end-glue-point="5" svg:d="M14499 12997v-1397h301" svg:viewBox="0 0 302 1398">
          <text:p/>
        </draw:connector>
        <draw:connector draw:style-name="gr20" draw:text-style-name="P1" draw:layer="layout" svg:x1="18.108cm" svg:y1="13cm" svg:x2="17.8cm" svg:y2="11.6cm" draw:start-shape="id18" draw:start-glue-point="0" draw:end-shape="id16" draw:end-glue-point="7" svg:d="M18108 13000v-1400h-308" svg:viewBox="0 0 309 1401">
          <text:p/>
        </draw:connector>
        <draw:connector draw:style-name="gr21" draw:text-style-name="P11" draw:layer="layout" draw:line-skew="-0.25cm" svg:x1="18cm" svg:y1="19.8cm" svg:x2="11.5cm" svg:y2="20.5cm" draw:start-shape="id19" draw:start-glue-point="2" draw:end-shape="id20" draw:end-glue-point="1" svg:d="M18000 19800h-3500v700h-3000" svg:viewBox="0 0 6501 7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15T13:41:17.528000000</meta:creation-date>
    <dc:date>2019-11-29T16:40:43.876000000</dc:date>
    <meta:editing-duration>PT56M10S</meta:editing-duration>
    <meta:editing-cycles>11</meta:editing-cycles>
    <meta:generator>LibreOffice/6.3.2.2$Windows_x86 LibreOffice_project/98b30e735bda24bc04ab42594c85f7fd8be07b9c</meta:generator>
    <meta:document-statistic meta:object-count="68"/>
  </office:meta>
</office:document-meta>
</file>

<file path=Object 10/content.xml><?xml version="1.0" encoding="utf-8"?>
<math xmlns="http://www.w3.org/1998/Math/MathML" display="block">
  <semantics>
    <msub>
      <mi>x</mi>
      <mn>3</mn>
    </msub>
    <annotation encoding="StarMath 5.0">x_{ 3 }</annotation>
  </semantics>
</math>
</file>

<file path=Object 11/content.xml><?xml version="1.0" encoding="utf-8"?>
<math xmlns="http://www.w3.org/1998/Math/MathML" display="block">
  <semantics>
    <mrow>
      <msub>
        <mi>x</mi>
        <mn>4</mn>
      </msub>
      <mi>,</mi>
      <msub>
        <mi>x</mi>
        <mn>5</mn>
      </msub>
    </mrow>
    <annotation encoding="StarMath 5.0">x_{ 4 }, x_{ 5 }</annotation>
  </semantics>
</math>
</file>

<file path=Object 12/content.xml><?xml version="1.0" encoding="utf-8"?>
<math xmlns="http://www.w3.org/1998/Math/MathML" display="block">
  <semantics>
    <msub>
      <mi>x</mi>
      <mn>0</mn>
    </msub>
    <annotation encoding="StarMath 5.0">x_{ 0 }</annotation>
  </semantics>
</math>
</file>

<file path=Object 2/content.xml><?xml version="1.0" encoding="utf-8"?>
<math xmlns="http://www.w3.org/1998/Math/MathML" display="block">
  <semantics>
    <mrow>
      <msub>
        <mi>x</mi>
        <mn>0</mn>
      </msub>
      <mo stretchy="false">=</mo>
      <mfrac>
        <mrow>
          <mo stretchy="false">−</mo>
          <mi>с</mi>
        </mrow>
        <mi>b</mi>
      </mfrac>
    </mrow>
    <annotation encoding="StarMath 5.0">x_{0} = {-с} over {b} </annotation>
  </semantics>
</math>
</file>

<file path=Object 3/content.xml><?xml version="1.0" encoding="utf-8"?>
<math xmlns="http://www.w3.org/1998/Math/MathML" display="block">
  <semantics>
    <mrow>
      <mi>D</mi>
      <mo stretchy="false">=</mo>
      <mrow>
        <msup>
          <mi>b</mi>
          <mn>2</mn>
        </msup>
        <mo stretchy="false">−</mo>
        <mrow>
          <mn>4</mn>
          <mo stretchy="false">⋅</mo>
          <mi>a</mi>
          <mo stretchy="false">⋅</mo>
          <mi>c</mi>
        </mrow>
      </mrow>
    </mrow>
    <annotation encoding="StarMath 5.0">D=b^{2} - 4 cdot a cdot c  </annotation>
  </semantics>
</math>
</file>

<file path=Object 4/content.xml><?xml version="1.0" encoding="utf-8"?>
<math xmlns="http://www.w3.org/1998/Math/MathML" display="block">
  <semantics>
    <mrow>
      <msub>
        <mi>x</mi>
        <mn>1</mn>
      </msub>
      <mo stretchy="false">=</mo>
      <mfrac>
        <mrow>
          <mrow>
            <mo stretchy="false">−</mo>
            <mi>b</mi>
          </mrow>
          <mo stretchy="false">+</mo>
          <msqrt>
            <mi>D</mi>
          </msqrt>
        </mrow>
        <mrow>
          <mn>2</mn>
          <mo stretchy="false">⋅</mo>
          <mi>a</mi>
        </mrow>
      </mfrac>
    </mrow>
    <annotation encoding="StarMath 5.0">x_{1} = {-b + sqrt{D}} over {2 cdot a}</annotation>
  </semantics>
</math>
</file>

<file path=Object 5/content.xml><?xml version="1.0" encoding="utf-8"?>
<math xmlns="http://www.w3.org/1998/Math/MathML" display="block">
  <semantics>
    <mrow>
      <msub>
        <mi>x</mi>
        <mn>2</mn>
      </msub>
      <mo stretchy="false">=</mo>
      <mfrac>
        <mrow>
          <mrow>
            <mo stretchy="false">−</mo>
            <mi>b</mi>
          </mrow>
          <mo stretchy="false">−</mo>
          <msqrt>
            <mi>D</mi>
          </msqrt>
        </mrow>
        <mrow>
          <mn>2</mn>
          <mo stretchy="false">⋅</mo>
          <mi>a</mi>
        </mrow>
      </mfrac>
    </mrow>
    <annotation encoding="StarMath 5.0">x_{2} = {-b - sqrt{D}} over {2 cdot a}</annotation>
  </semantics>
</math>
</file>

<file path=Object 6/content.xml><?xml version="1.0" encoding="utf-8"?>
<math xmlns="http://www.w3.org/1998/Math/MathML" display="block">
  <semantics>
    <mrow>
      <msub>
        <mi>x</mi>
        <mn>3</mn>
      </msub>
      <mo stretchy="false">=</mo>
      <mfrac>
        <mrow>
          <mo stretchy="false">−</mo>
          <mi>b</mi>
        </mrow>
        <mrow>
          <mn>2</mn>
          <mo stretchy="false">⋅</mo>
          <mi>a</mi>
        </mrow>
      </mfrac>
    </mrow>
    <annotation encoding="StarMath 5.0">x_{3} = { -b } over { 2 cdot a }</annotation>
  </semantics>
</math>
</file>

<file path=Object 7/content.xml><?xml version="1.0" encoding="utf-8"?>
<math xmlns="http://www.w3.org/1998/Math/MathML" display="block">
  <semantics>
    <mrow>
      <msub>
        <mi>x</mi>
        <mn>4</mn>
      </msub>
      <mo stretchy="false">=</mo>
      <mrow>
        <mfrac>
          <mrow>
            <mo stretchy="false">−</mo>
            <mi>b</mi>
          </mrow>
          <mrow>
            <mn>2</mn>
            <mo stretchy="false">⋅</mo>
            <mi>a</mi>
          </mrow>
        </mfrac>
        <mo stretchy="false">+</mo>
        <mrow>
          <mfrac>
            <msqrt>
              <mrow>
                <mo stretchy="false">−</mo>
                <mi>D</mi>
              </mrow>
            </msqrt>
            <mrow>
              <mn>2</mn>
              <mo stretchy="false">⋅</mo>
              <mi>a</mi>
            </mrow>
          </mfrac>
          <mo stretchy="false">⋅</mo>
          <mi>i</mi>
        </mrow>
      </mrow>
    </mrow>
    <annotation encoding="StarMath 5.0">x_{4} = {-b} over {2 cdot a} + {sqrt{-D}} over {2 cdot a} cdot i</annotation>
  </semantics>
</math>
</file>

<file path=Object 8/content.xml><?xml version="1.0" encoding="utf-8"?>
<math xmlns="http://www.w3.org/1998/Math/MathML" display="block">
  <semantics>
    <mrow>
      <msub>
        <mi>x</mi>
        <mn>5</mn>
      </msub>
      <mo stretchy="false">=</mo>
      <mrow>
        <mfrac>
          <mrow>
            <mo stretchy="false">−</mo>
            <mi>b</mi>
          </mrow>
          <mrow>
            <mn>2</mn>
            <mo stretchy="false">⋅</mo>
            <mi>a</mi>
          </mrow>
        </mfrac>
        <mo stretchy="false">−</mo>
        <mrow>
          <mfrac>
            <msqrt>
              <mrow>
                <mo stretchy="false">−</mo>
                <mi>D</mi>
              </mrow>
            </msqrt>
            <mrow>
              <mn>2</mn>
              <mo stretchy="false">⋅</mo>
              <mi>a</mi>
            </mrow>
          </mfrac>
          <mo stretchy="false">⋅</mo>
          <mi>i</mi>
        </mrow>
      </mrow>
    </mrow>
    <annotation encoding="StarMath 5.0">x_{5} = {-b} over {2 cdot a} - {sqrt{-D}} over {2 cdot a} cdot i</annotation>
  </semantics>
</math>
</file>

<file path=Object 9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</mrow>
    <annotation encoding="StarMath 5.0">x_{ 1 }, x_{ 2 }</annotation>
  </semantics>
</math>
</file>